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PlaceholderHelperTests.withMultiple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PlaceholderHelperTests.unresolvedPlaceholderIsIgno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PlaceholderHelperTests.with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PlaceholderHelperTests.unresolvedPlaceholderAs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pertyPlaceholderHelperTests.withResolv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PlaceholderHelperTests.recurseIn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PlaceholderHelperTests.recurseInPlace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